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9.9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 table:number-columns-spanned="5" table:number-rows-spanned="2">
            <text:p>Todos</text:p>
          </table:table-cell>
          <table:covered-table-cell table:number-columns-repeated="4"/>
        </table:table-row>
        <table:table-row table:style-name="ro1">
          <table:covered-table-cell table:number-columns-repeated="5"/>
        </table:table-row>
        <table:table-row table:style-name="ro1">
          <table:table-cell table:style-name="ce2" office:value-type="string" calcext:value-type="string">
            <text:p>Issue</text:p>
          </table:table-cell>
          <table:table-cell table:style-name="ce2" office:value-type="string" calcext:value-type="string">
            <text:p>Priotoity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S Noice Experiment Auswertung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 aus skalierung anpassen relative EM und D neur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alierungen auf Server laufen lassen und Prozentuale Erfolgsauswertung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tic Fachwerk aus Bib ausleihen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 EA skript nach büchern mit definition suchen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09:35:48.479000000</meta:creation-date>
    <dc:date>2017-08-18T12:06:23.755000000</dc:date>
    <meta:editing-duration>PT2H30M40S</meta:editing-duration>
    <meta:editing-cycles>6</meta:editing-cycles>
    <meta:generator>LibreOffice/5.2.7.2$Windows_x86 LibreOffice_project/2b7f1e640c46ceb28adf43ee075a6e8b8439ed10</meta:generator>
    <meta:document-statistic meta:table-count="1" meta:cell-count="14" meta:object-count="0"/>
  </office:meta>
</office:document-meta>
</file>